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059b8"/>
    </style:style>
    <style:style style:name="P2" style:family="paragraph" style:parent-style-name="Standard" style:list-style-name="L1"/>
    <style:style style:name="P3" style:family="paragraph" style:parent-style-name="Standard" style:list-style-name="L1">
      <style:text-properties officeooo:paragraph-rsid="000059b8"/>
    </style:style>
    <style:style style:name="P4" style:family="paragraph" style:parent-style-name="Standard">
      <style:text-properties officeooo:paragraph-rsid="0002aeea"/>
    </style:style>
    <style:style style:name="P5" style:family="paragraph" style:parent-style-name="Standard" style:list-style-name="L2">
      <style:text-properties officeooo:paragraph-rsid="0002aeea"/>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IS 479/579 Assignment 3</text:p>
      <text:p text:style-name="Standard">Summer 2018</text:p>
      <text:p text:style-name="P1">Assigned: 6-04-18</text:p>
      <text:p text:style-name="P1">Due date: 6-18-18</text:p>
      <text:p text:style-name="Standard"/>
      <text:p text:style-name="P1">Your third assignment will be a knowledge engineering project. </text:p>
      <text:list xml:id="list2306901689" text:style-name="L1">
        <text:list-item>
          <text:p text:style-name="P3">develop a rule-based system which handles some classification or diagnostic task. </text:p>
          <text:p text:style-name="P3"/>
        </text:list-item>
        <text:list-item>
          <text:p text:style-name="P3">Your system should have a rule-base with 30 to 50 rules. </text:p>
          <text:list>
            <text:list-item>
              <text:p text:style-name="P3">If you work with a partner your rule-base will need to be 30 to 50 rules per person and each person is to be assigned a percentage grade (by each team member) indicating the extent of his or her project contribution.</text:p>
            </text:list-item>
            <text:list-item>
              <text:p text:style-name="P2">For example, you might try computer system selection based on desired component attributes or diagnosing common microcomputer system problems.</text:p>
            </text:list-item>
          </text:list>
          <text:p text:style-name="P2"/>
        </text:list-item>
        <text:list-item>
          <text:p text:style-name="P3">You may implement your system using e2glite, M1, Prolog, the Lisp rule interpreter from your text; or develop a system from scratch using Lisp, C++, Python, or some other AI development tool you have access to. </text:p>
          <text:list>
            <text:list-item>
              <text:p text:style-name="P3">The method of implementation will affect your choices for inference and conflict resolution strategies.</text:p>
            </text:list-item>
          </text:list>
        </text:list-item>
      </text:list>
      <text:p text:style-name="Standard"/>
      <text:p text:style-name="Standard">One strategy for designing an expert system involves building a binary decision tree and then using the tree to guide your rule construction. A second strategy involves devising rules one at a time and checking to see that each is unique to the previously defined rules. Rule placement within the system is very important (when order is used as a part of the conflict resolution strategy or to approximate a better conflict resolution strategy).</text:p>
      <text:p text:style-name="Standard"/>
      <text:p text:style-name="Standard">Prior to beginning the design of an expert system, you must <text:span text:style-name="T1">identify a domain expert or some printed source for the knowledge encoded in your production rules</text:span>. You will need to <text:span text:style-name="T1">provide some evidence that your system does in fact perform correctly</text:span>. I would suggest that you construct test cases which seem to be representative of problems you are seeking to diagnose or entities you are seeking to distinguish from one another. Hopefully, your system will provide the same answer as your expert source.</text:p>
      <text:p text:style-name="Standard"/>
      <text:p text:style-name="P4">You will need to turn in: </text:p>
      <text:list xml:id="list2113471266" text:style-name="L2">
        <text:list-item>
          <text:p text:style-name="P5">an annotated listing of your rule-base (comments are allowed in M1, Lisp, and Prolog), </text:p>
        </text:list-item>
        <text:list-item>
          <text:p text:style-name="P5">sample output</text:p>
        </text:list-item>
        <text:list-item>
          <text:p text:style-name="P5">memo documenting your system. </text:p>
          <text:list>
            <text:list-item>
              <text:p text:style-name="P5">You must include in this memo, a description of your inference strategy and your means of conflict resolution.</text:p>
            </text:list-item>
            <text:list-item>
              <text:p text:style-name="P5"><text:s/>Comments on the performance of your expert system relative to your test cases would also be appropriate.</text:p>
            </text:list-item>
          </text:list>
        </text:list-item>
      </text:list>
      <text:p text:style-name="Standard"/>
      <text:p text:style-name="P4">To be sure things don't get stuck in the problem selection phase. I would like you to give me a written note (e-mail) by June 6th describing your problem and indicating the members of your team (if any). </text:p>
      <text:p text:style-name="P4"/>
      <text:p text:style-name="P4">You are free to change problems, but you will need to have me approve your new problem. You may not drop out of a team once you make the commitment to work with other another person.</text:p>
      <text:p text:style-name="Standard"/>
      <text:p text:style-name="Standard"><text:soft-page-break/>M1 runs fine on Windows 8 or 10 in a DOSBox</text:p>
      <text:p text:style-name="Standard"/>
      <text:p text:style-name="Standard"><text:s text:c="12"/>https://www.dosbox.com/ (Links to an external site.)Links to an external site.</text:p>
      <text:p text:style-name="Standard"/>
      <text:p text:style-name="Standard">Here are some alternative expert systems you might try if M1 is not working (have not worked them - but they were used last year):</text:p>
      <text:p text:style-name="Standard"/>
      <text:p text:style-name="Standard">e2gLite Free Expert System Shell - Overview (Links to an external site.)Links to an external site. </text:p>
      <text:p text:style-name="Standard">Web-Enabled Expert System and Decision Table Software and Tutorials (Links to an external site.)Links to an external site.</text:p>
      <text:p text:style-name="Standard"/>
      <text:p text:style-name="Standard">PyCLIPS - expert systems shell in Python | Lambda the Ultimate (Links to an external site.)Links to an external site. </text:p>
      <text:p text:style-name="Standard">CLIPS : A Tool for Building Expert Systems (Links to an external site.)Links to an external site.</text:p>
      <text:p text:style-name="Standard"/>
      <text:p text:style-name="Standard">RME-EP - SQL-based New Generation Expert Systems Shell (Links to an external site.)Links to an external si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06-02T21:51:02.349000000</dc:date>
    <meta:editing-duration>PT1H21M57S</meta:editing-duration>
    <meta:editing-cycles>3</meta:editing-cycles>
    <meta:document-statistic meta:table-count="0" meta:image-count="0" meta:object-count="0" meta:page-count="2" meta:paragraph-count="31" meta:word-count="592" meta:character-count="3468" meta:non-whitespace-character-count="2894"/>
  </office:meta>
</office:document-meta>
</file>